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ro9" style:family="table-row">
      <style:table-row-properties style:row-height="2.08cm" fo:break-before="auto" style:use-optimal-row-height="true"/>
    </style:style>
    <style:style style:name="ro10" style:family="table-row">
      <style:table-row-properties style:row-height="1.86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3.10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3.08cm" fo:break-before="auto" style:use-optimal-row-height="true"/>
    </style:style>
    <style:style style:name="ro16" style:family="table-row">
      <style:table-row-properties style:row-height="2.184cm" fo:break-before="auto" style:use-optimal-row-height="true"/>
    </style:style>
    <style:style style:name="ro17" style:family="table-row">
      <style:table-row-properties style:row-height="0.877cm" fo:break-before="auto" style:use-optimal-row-height="true"/>
    </style:style>
    <style:style style:name="ro18" style:family="table-row">
      <style:table-row-properties style:row-height="2.895cm" fo:break-before="auto" style:use-optimal-row-height="true"/>
    </style:style>
    <style:style style:name="ro19" style:family="table-row">
      <style:table-row-properties style:row-height="1.789cm" fo:break-before="auto" style:use-optimal-row-height="true"/>
    </style:style>
    <style:style style:name="ro20" style:family="table-row">
      <style:table-row-properties style:row-height="1.21cm" fo:break-before="auto" style:use-optimal-row-height="true"/>
    </style:style>
    <style:style style:name="ro21" style:family="table-row">
      <style:table-row-properties style:row-height="2.369cm" fo:break-before="auto" style:use-optimal-row-height="true"/>
    </style:style>
    <style:style style:name="ro22" style:family="table-row">
      <style:table-row-properties style:row-height="7.16cm" fo:break-before="auto" style:use-optimal-row-height="true"/>
    </style:style>
    <style:style style:name="ro23" style:family="table-row">
      <style:table-row-properties style:row-height="3.605cm" fo:break-before="auto" style:use-optimal-row-height="true"/>
    </style:style>
    <style:style style:name="ro24" style:family="table-row">
      <style:table-row-properties style:row-height="3.685cm" fo:break-before="auto" style:use-optimal-row-height="true"/>
    </style:style>
    <style:style style:name="ro25" style:family="table-row">
      <style:table-row-properties style:row-height="4.316cm" fo:break-before="auto" style:use-optimal-row-height="true"/>
    </style:style>
    <style:style style:name="ro26" style:family="table-row">
      <style:table-row-properties style:row-height="5.265cm" fo:break-before="auto" style:use-optimal-row-height="true"/>
    </style:style>
    <style:style style:name="ro27" style:family="table-row">
      <style:table-row-properties style:row-height="5.027cm" fo:break-before="auto" style:use-optimal-row-height="true"/>
    </style:style>
    <style:style style:name="ro28" style:family="table-row">
      <style:table-row-properties style:row-height="4.106cm" fo:break-before="auto" style:use-optimal-row-height="true"/>
    </style:style>
    <style:style style:name="ro29" style:family="table-row">
      <style:table-row-properties style:row-height="3.526cm" fo:break-before="auto" style:use-optimal-row-height="true"/>
    </style:style>
    <style:style style:name="ro30" style:family="table-row">
      <style:table-row-properties style:row-height="2.947cm" fo:break-before="auto" style:use-optimal-row-height="true"/>
    </style:style>
    <style:style style:name="ro31" style:family="table-row">
      <style:table-row-properties style:row-height="1.605cm" fo:break-before="auto" style:use-optimal-row-height="true"/>
    </style:style>
    <style:style style:name="ro32" style:family="table-row">
      <style:table-row-properties style:row-height="1.579cm" fo:break-before="auto" style:use-optimal-row-height="true"/>
    </style:style>
    <style:style style:name="ro33" style:family="table-row">
      <style:table-row-properties style:row-height="2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26">
            <text:p>0823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26">
            <text:p>0823 <text:s/>122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26">
            <text:p>0823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26">
            <text:p>0823 <text:s/>12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26">
            <text:p>0823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27">
            <text:p>0823 <text:s/>12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27">
            <text:p>0823 <text:s/>122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0">
            <text:p>10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28">
            <text:p>0823 <text:s/>12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29">
            <text:p>0823 <text:s/>12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">
            <text:p>12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3">
            <text:p>0823 <text:s/>1229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3">
            <text:p>0823 <text:s/>12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4">
            <text:p>14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3">
            <text:p>0823 <text:s/>12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5">
            <text:p>15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31">
            <text:p>0823 <text:s/>12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6">
            <text:p>16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31">
            <text:p>0823 <text:s/>12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7">
            <text:p>17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31">
            <text:p>0823 <text:s/>12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8">
            <text:p>18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31">
            <text:p>0823 <text:s/>12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9">
            <text:p>19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32">
            <text:p>0823 <text:s/>122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0">
            <text:p>20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32">
            <text:p>0823 <text:s/>12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32">
            <text:p>0823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33">
            <text:p>0823 <text:s/>12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33">
            <text:p>0823 <text:s/>122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33">
            <text:p>0823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33">
            <text:p>0823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6">
            <text:p>26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33">
            <text:p>0823 <text:s/>122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7">
            <text:p>27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33">
            <text:p>0823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8">
            <text:p>28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34">
            <text:p>0823 <text:s/>1229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29">
            <text:p>29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34">
            <text:p>0823 <text:s/>12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36">
            <text:p>0823 <text:s/>12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1">
            <text:p>31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37">
            <text:p>0823 <text:s/>122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2">
            <text:p>32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39">
            <text:p>0823 <text:s/>12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3">
            <text:p>33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39">
            <text:p>0823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39">
            <text:p>0823 <text:s/>12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5">
            <text:p>35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4">
            <text:p>0823 <text:s/>12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6">
            <text:p>36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4">
            <text:p>0823 <text:s/>12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7">
            <text:p>37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41">
            <text:p>0823 <text:s/>12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8">
            <text:p>38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41">
            <text:p>0823 <text:s/>1229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39">
            <text:p>39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42">
            <text:p>0823 <text:s/>12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43">
            <text:p>0823 <text:s/>12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1">
            <text:p>41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46">
            <text:p>0823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46">
            <text:p>0823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47">
            <text:p>0823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4">
            <text:p>44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47">
            <text:p>0823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5">
            <text:p>45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47">
            <text:p>0823 <text:s/>122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6">
            <text:p>46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47">
            <text:p>0823 <text:s/>1229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7">
            <text:p>47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48">
            <text:p>0823 <text:s/>1229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8">
            <text:p>48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49">
            <text:p>0823 <text:s/>1229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49">
            <text:p>49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49">
            <text:p>0823 <text:s/>1229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0">
            <text:p>50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5">
            <text:p>0823 <text:s/>122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1">
            <text:p>51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51">
            <text:p>0823 <text:s/>1229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2">
            <text:p>52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53">
            <text:p>0823 <text:s/>1229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3">
            <text:p>53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54">
            <text:p>0823 <text:s/>122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4">
            <text:p>54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55">
            <text:p>0823 <text:s/>1229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5">
            <text:p>55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56">
            <text:p>0823 <text:s/>122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6">
            <text:p>56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57">
            <text:p>0823 <text:s/>1229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7">
            <text:p>57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57">
            <text:p>0823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8">
            <text:p>58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58">
            <text:p>0823 <text:s/>1229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9">
            <text:p>59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59">
            <text:p>0823 <text:s/>1229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60">
            <text:p>60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6">
            <text:p>0823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1">
            <text:p>61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61">
            <text:p>0823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61">
            <text:p>0823 <text:s/>1229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63">
            <text:p>63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62">
            <text:p>0823 <text:s/>1229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4">
            <text:p>64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63">
            <text:p>0823 <text:s/>1229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5">
            <text:p>65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63">
            <text:p>0823 <text:s/>122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6">
            <text:p>66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63">
            <text:p>0823 <text:s/>1229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63">
            <text:p>0823 <text:s/>1229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64">
            <text:p>0823 <text:s/>1229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64">
            <text:p>0823 <text:s/>1229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65">
            <text:p>0823 <text:s/>12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1">
            <text:p>71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65">
            <text:p>0823 <text:s/>12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2">
            <text:p>72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65">
            <text:p>0823 <text:s/>12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3">
            <text:p>73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65">
            <text:p>0823 <text:s/>12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4">
            <text:p>74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65">
            <text:p>0823 <text:s/>12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5">
            <text:p>75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66">
            <text:p>0823 <text:s/>1229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6">
            <text:p>76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67">
            <text:p>0823 <text:s/>12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7">
            <text:p>77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67">
            <text:p>0823 <text:s/>12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8">
            <text:p>78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67">
            <text:p>0823 <text:s/>12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9">
            <text:p>79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67">
            <text:p>0823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0">
            <text:p>80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67">
            <text:p>0823 <text:s/>122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81">
            <text:p>81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68">
            <text:p>0823 <text:s/>12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2">
            <text:p>82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68">
            <text:p>0823 <text:s/>1229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83">
            <text:p>83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69">
            <text:p>0823 <text:s/>12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84">
            <text:p>84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69">
            <text:p>0823 <text:s/>1229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85">
            <text:p>85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69">
            <text:p>0823 <text:s/>12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7">
            <text:p>0823 <text:s/>1229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87">
            <text:p>87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7">
            <text:p>0823 <text:s/>12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8">
            <text:p>88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7">
            <text:p>0823 <text:s/>12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9">
            <text:p>89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7">
            <text:p>0823 <text:s/>12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0">
            <text:p>90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7">
            <text:p>0823 <text:s/>12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1">
            <text:p>91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7">
            <text:p>0823 <text:s/>12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2">
            <text:p>92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71">
            <text:p>0823 <text:s/>12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3">
            <text:p>93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71">
            <text:p>0823 <text:s/>1229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4">
            <text:p>94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72">
            <text:p>0823 <text:s/>12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95">
            <text:p>95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72">
            <text:p>0823 <text:s/>12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6">
            <text:p>96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72">
            <text:p>0823 <text:s/>122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7">
            <text:p>97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73">
            <text:p>0823 <text:s/>12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8">
            <text:p>98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73">
            <text:p>0823 <text:s/>12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99">
            <text:p>99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73">
            <text:p>0823 <text:s/>12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74">
            <text:p>0823 <text:s/>122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74">
            <text:p>0823 <text:s/>1229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75">
            <text:p>0823 <text:s/>12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75">
            <text:p>0823 <text:s/>12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75">
            <text:p>0823 <text:s/>12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76">
            <text:p>0823 <text:s/>122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76">
            <text:p>0823 <text:s/>122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76">
            <text:p>0823 <text:s/>1229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78">
            <text:p>0823 <text:s/>12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9999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78">
            <text:p>0823 <text:s/>122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0">
            <text:p>110</text:p>
          </table:table-cell>
          <table:table-cell table:style-name="ce3"/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78">
            <text:p>0823 <text:s/>12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1">
            <text:p>111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78">
            <text:p>0823 <text:s/>12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2">
            <text:p>11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78">
            <text:p>0823 <text:s/>12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3">
            <text:p>11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78">
            <text:p>0823 <text:s/>12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4">
            <text:p>11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78">
            <text:p>0823 <text:s/>122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5">
            <text:p>11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3T12:29:16.78">
            <text:p>0823 <text:s/>1229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15])+1" office:value-type="float" office:value="110">
            <text:p>110</text:p>
          </table:table-cell>
          <table:table-cell table:style-name="ce7" table:formula="of:=NOW()" office:value-type="date" office:date-value="2021-08-23T12:29:16.78">
            <text:p>0823 <text:s/>1229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8-23T12:29:16.78">
            <text:p>2021/8/23 12:29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23T12:29:16.78">
            <text:p>0823 <text:s/>1229</text:p>
          </table:table-cell>
          <table:table-cell table:style-name="ce7" table:formula="of:=NOW()" office:value-type="date" office:date-value="2021-08-23T12:29:16.78">
            <text:p>0823 <text:s/>1229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8-23T12:29:16.78">
            <text:p>0823 <text:s/>1229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[.A2:.A130]);&quot;)&quot;)" office:value-type="string" office:string-value="(116)">
            <text:p>(116)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2T07:42:50.8">
            <text:p>0802</text:p>
          </table:table-cell>
          <table:table-cell table:style-name="ce9" office:value-type="string">
            <text:p>v-1-88</text:p>
          </table:table-cell>
          <table:table-cell table:style-name="ce19" office:value-type="string">
            <text:p>nóng bức. nóng quá. tại sao nó là nóng quá? <text:s/>/ mùa hạ. mùa. ở Việt Nam, cũng, có nóng quá không? / nó rơi. cơn mưa. trời mưa.</text:p>
          </table:table-cell>
          <table:table-cell table:style-name="ce22" office:value-type="string" table:number-columns-spanned="2" table:number-rows-spanned="1">
            <text:p>暑い。こんなに暑い。なぜ、暑いのか？なぜ、こんなに暑いのか？ / 夏。季節。ベトナムも、暑いか？ / 降る。雨。雨が降る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86">
            <text:p>0823 <text:s/>122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스스로는 내려오지 않다. &lt;2&gt; 먼저 미케를 잡고 내린다. 그리고, 크로. (2) 마사지를 시작할 전 나는 구충 스프레이를 팔에 건다. &lt;2&gt; 그러자, 모두 도망쳐 버렸다. 옹벽으로 돌아가서 버렸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87">
            <text:p>0823 <text:s/>122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niedziele, drugi sierpnia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87">
            <text:p>0823 <text:s/>122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`kan` i `dai-kan`. &lt;2&gt; widzę niewielki postęp. postęp w wydmuchaniu dźwięków `kan`-u. / (2) postęp : jak dla dźwięków, ich zakres. wczoraj, aż do siódmej dziury. &lt;2&gt; stopień uniesienia dolnej wargi w dźwiękach `kan`-u, to, jak zauważyłem, <text:s/>jest wyższy niż dotąd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87">
            <text:p>0823 <text:s/>1229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أول من أب.</text:p>
          </table:table-cell>
          <table:table-cell table:style-name="ce22" office:value-type="string">
            <text:p>al'awalu / ab[august</text:p>
          </table:table-cell>
          <table:table-cell table:style-name="ce22" office:value-type="string">
            <text:p>it was sunday, the first of august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88">
            <text:p>0823 <text:s/>1229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اول ماه اوت.</text:p>
          </table:table-cell>
          <table:table-cell table:style-name="ce22" office:value-type="string">
            <text:p>awal[first / uwt[august</text:p>
          </table:table-cell>
          <table: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88">
            <text:p>0823 <text:s/>1229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في الامس، أشتري وجبة خفيفة، مرة اخرى.</text:p>
          </table:table-cell>
          <table:table-cell table:style-name="ce22" office:value-type="string">
            <text:p>wadh'batan xafiyfatan[snack</text:p>
          </table:table-cell>
          <table: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88">
            <text:p>0823 <text:s/>1229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9" office:value-type="string">
            <text:p>گرم بود، دوباره. / باد. بادها. باد وجود داشت.</text:p>
          </table:table-cell>
          <table:table-cell table:style-name="ce22" office:value-type="string">
            <text:p>kyarm[hot / baat[wind / udhuwd[existence / doosht[have</text:p>
          </table:table-cell>
          <table: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88">
            <text:p>0823 <text:s/>122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3T09:45:18.2">
            <text:p>0803</text:p>
          </table:table-cell>
          <table:table-cell table:style-name="ce9" office:value-type="string">
            <text:p>v-1-89</text:p>
          </table:table-cell>
          <table:table-cell table:style-name="ce19" office:value-type="string">
            <text:p>gió. thổi. gió đang thổi. / nếu gió thổi. mát mẻ. nó trở nên mát mẻ. nó sẽ trở nên mát mẻ.</text:p>
          </table:table-cell>
          <table:table-cell table:style-name="ce22" office:value-type="string" table:number-columns-spanned="2" table:number-rows-spanned="1">
            <text:p>風。吹く。風が吹く。 / もし風が吹いたら。涼しい。涼しくなる。涼しくなるだろう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88">
            <text:p>0823 <text:s/>122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려오지 않다. &lt;2&gt; 먼저 미케를 내린다. &lt;3&gt; 이어 크로를. &lt;4&gt; 그러자 미케는 보도 쪽으로 가서 옹벽에 돌아 버린다. &lt;5&gt; 그래서 미케가 다시 내 전면에 오면, 양 다리를 붙잡고 지상에 내렸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89">
            <text:p>0823 <text:s/>122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rugi sierpnia. ósmy miesiąc, pierwszy tydzień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89">
            <text:p>0823 <text:s/>1229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nowe odkrycie : &lt;1&gt; dźwięk `kan`-u. kształt wargi dolnej. &lt;2&gt; w prównaniu[comparison do kształtu dźwięków `ro`-u. część wargi dolnej, trochę wewnątrz, ta część staje się wciągnięta[pulled do wewnątrz. &lt;3&gt; wcześniej, myśłem, że kiedy wydmucham `kan`, musiłem przesuwać[move wargę dolną do przodu, raczej, nie tyłu. &lt;4&gt; także, dla wydmuchania `kan`, myśłem, musiłem ciągnąć boki[sides wargi w kierunku środka. (2) w skrócie[short, ruchy[moves wargi dolnej są dwa : &lt;1&gt; trochę podnosisz część wargi dolnej, która znajduje[is się tuż za czubkiem wargi. &lt;2&gt; jak wyżej[above, pociągasz[pull samą część do wewnątrz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9">
            <text:p>0823 <text:s/>1229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4T08:08:29">
            <text:p>0804</text:p>
          </table:table-cell>
          <table:table-cell table:style-name="ce9" office:value-type="string">
            <text:p>v-1-90</text:p>
          </table:table-cell>
          <table:table-cell table:style-name="ce19" office:value-type="string">
            <text:p>tuần. tuần này. tuần tới. tuần trước. / thời[time;weather~1 tiết[period. thời tiết của tuần này. / hôm nay. ngày[day mai[tomorrow. hôm qua. / ba ngày trước. năm ngày trước. / một tháng. hai tháng. một tháng trước.</text:p>
          </table:table-cell>
          <table:table-cell table:style-name="ce22" office:value-type="string" table:number-columns-spanned="2" table:number-rows-spanned="1">
            <text:p>週。今週。来週。先週。 / 天気。今週の天気。 / 今日。明日。昨日。 / ３日前。５日前。 / １ヶ月。２ヶ月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9">
            <text:p>0823 <text:s/>122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계단을 지날 무렵 두 마리 <text:s/>함깨 달려왔다. `평평 자리` 의 좀 앞으로. (2) 페이스트를 주는 때. &lt;1&gt; 항상 먼저 크로에게 준다. 그러자 미케는 크로에게 준 페이스트가 있는 곳으로 가려고한다. &lt;2&gt; 그래서 나는 항상 `미케!` 라고 호소, 미케를 제한하려고 한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91">
            <text:p>0823 <text:s/>1229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2-91</text:p>
          </table:table-cell>
          <table:table-cell table:style-name="ce19" office:value-type="string">
            <text:p>달린다. 걷는다. 간다. 온다. / 빨리 달린다. 느리게 걷는다. 똑바로 간다. 바로 온다. / 함께 온다. 혼자 걷는다. 모두와 함께 간다. / 곧 온다. 오래지 않아 달린다. 결국 걷는다.</text:p>
          </table:table-cell>
          <table:table-cell table:style-name="ce22" office:value-type="string" table:number-columns-spanned="2" table:number-rows-spanned="1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covered-table-cell table:style-name="ce22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covered-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92">
            <text:p>0823 <text:s/>122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trzeci sierpnia. ósmy miesiąc, pierwszy tydzień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92">
            <text:p>0823 <text:s/>1229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wydmuchanie dźwięków `kan`-u. zgodnie z metodą, którę odkryłem w ostatniej sesji. &lt;1&gt; wydaje się, że dźwięki wychodzą pełnie. (2) dźwięki `dai-kan`-u. jeszcze szukam kształtu ust. &lt;1&gt; obecne punkty, na których należy zwrócić moją uwagę : (a) wysokość warg. (b) stopień otwarcia ust, w pione. (c) położenie warg, w zakresie do przodu lub do tyłu, nad dziurze dźwiękowym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92">
            <text:p>0823 <text:s/>1229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-92</text:p>
          </table:table-cell>
          <table:table-cell table:style-name="ce19" office:value-type="string">
            <text:p>flet. bambus. produkować. wykonany z bambusa. flet wykonany z bambusa. </text:p>
          </table:table-cell>
          <table:table-cell table:style-name="ce22" office:value-type="string" table:number-columns-spanned="2" table:number-rows-spanned="1">
            <text:p>笛。竹。造る。竹で造る。竹で作った笛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93">
            <text:p>0823 <text:s/>1229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ثلاثاء، الثالث من أب.</text:p>
          </table:table-cell>
          <table:table-cell table:style-name="ce22"/>
          <table:table-cell table:style-name="ce22" office:value-type="string">
            <text:p>it was tuesday, the third of august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93">
            <text:p>0823 <text:s/>1229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سه شنبه بود، سوم ماه مرداد.</text:p>
          </table:table-cell>
          <table:table-cell table:style-name="ce22" office:value-type="string">
            <text:p>suwom[third / mordaad[august</text:p>
          </table:table-cell>
          <table: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93">
            <text:p>0823 <text:s/>1229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-93</text:p>
          </table:table-cell>
          <table:table-cell table:style-name="ce19" office:value-type="string">
            <text:p>يشترى. للشراء.من الضروري. / انا اشتري. هي تشتري.نشتري. اريد شراء. أحتاج لشراء.</text:p>
          </table:table-cell>
          <table:table-cell table:style-name="ce22" office:value-type="string">
            <text:p>yush'taraa[buy / li'shi'raa'i[to-buy / a'd^aruwri[necessary / hiy[she / nashtariy[we-buy / ariydu[i-want shiraa'u[buy / ah^taadh'l'shiraa'i</text:p>
          </table:table-cell>
          <table:table-cell table:style-name="ce22" office:value-type="string">
            <text:p>buy. to buy. necessary. / I buy. she buys. we buy. / I want to buy. I need to buy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93">
            <text:p>0823 <text:s/>122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6T11:28:31.63">
            <text:p>0806</text:p>
          </table:table-cell>
          <table:table-cell table:style-name="ce9" office:value-type="string">
            <text:p>v-1-94</text:p>
          </table:table-cell>
          <table:table-cell table:style-name="ce19" office:value-type="string">
            <text:p>trong tuần này, bạn có thể làm việc không? / nghỉ. tôi sẽ nghỉ ngơi. vào tuần tới, bạn sẽ nghỉ ngơi? / lịch trình. kế hoạch của bạn cho tháng này là gì?</text:p>
          </table:table-cell>
          <table:table-cell table:style-name="ce22" office:value-type="string" table:number-columns-spanned="2" table:number-rows-spanned="1">
            <text:p>今週、仕事をできますか？ / 休む。休みます。来週は、休みますか？ / 先週は、休みましたか？ / 予定。今月の予定は、どうですか？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93">
            <text:p>0823 <text:s/>1229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23">
            <text:p>23</text:p>
          </table:table-cell>
          <table:table-cell table:style-name="ce3" table:formula="of:=[.B2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도착할 때, 시간은 오후 7시 47분. &lt;2&gt; 두 모두 없었다. 서 쪽으로 갔는데, 오지않다. &lt;3&gt; 공원으로 돌아가서 더욱 두 삼 분 정도 기다렸다. 오지않다. (2) 자전거로 돌아가기 시작한다. &lt;2&gt; 계단을 지났을 무렵, 쿠로가 나왔다. &lt;3&gt; 계단부터 체육관으로 통하는 다른 계단. 그 계단의 하단과 체육과의 옹벽이 <text:s/>접하는 곳. &lt;4&gt; 그 자리의 울타리 아래에서 나왔다.</text:p>
          </table:table-cell>
          <table:covered-table-cell table:number-columns-repeated="2" table:style-name="Default"/>
          <table:table-cell table:style-name="ce25"/>
          <table: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95">
            <text:p>0823 <text:s/>122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czwartek, piąty sierpnia.</text:p>
          </table:table-cell>
          <table:covered-table-cell table:number-columns-repeated="2" table:style-name="Default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95">
            <text:p>0823 <text:s/>122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kan`. zwróć uwagę na dźwięk. &lt;2&gt; czy dźwięk wychodzi w pełni? &lt;3&gt; czy dźwięk jest nieco przytłumiony? &lt;4&gt; jeśli nie, zmieniam specyfikę dmuchania, np. kierunek powietrza, kształt ust.</text:p>
          </table:table-cell>
          <table:covered-table-cell table:number-columns-repeated="2" table:style-name="Default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95">
            <text:p>0823 <text:s/>122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иды[plan де'ятельности : изуча'ть[study фи'зику. <text:s/>(1) самовня'тые[self-raised вопросы[questions. &lt;1&gt; вопрос по матрице : матрица размером[size два х два. &lt;2&gt; два сто'&lt;a&gt;лбца[columns совпада'ют[match друг с другом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95">
            <text:p>0823 <text:s/>1229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7T09:19:57.86">
            <text:p>0807</text:p>
          </table:table-cell>
          <table:table-cell table:style-name="ce9" office:value-type="string">
            <text:p>v-1-95</text:p>
          </table:table-cell>
          <table:table-cell table:style-name="ce19" office:value-type="string">
            <text:p>tôi mệt. mệt mỏi. đã mệt. bạn mệt không? bạn có mệt không? / trong một tuần, bạn được nghỉ bao nhiêu ngày? ngày lễ. / trong tháng này, bạn đã nghỉ bao nhiêu lần? / quyết định. tôi đã quyết định. nó đã được quyết định. nó bị quyết định khi nào bạn nghỉ ngơi chưa, trong tuần?</text:p>
          </table:table-cell>
          <table:table-cell table:style-name="ce22" office:value-type="string" table:number-columns-spanned="2" table:number-rows-spanned="1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95">
            <text:p>0823 <text:s/>122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piątek, szósty sierpnia. / ósmy miesiąc, pierwszy tydzień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96">
            <text:p>0823 <text:s/>1229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wydmuchanie każdego dźwięku w zakresie `kan`-u. (2) zauważony wzór[pattern : wydmuchanie `kan`-u, kształt dla którego. &lt;2&gt; na początku[beginning ćwiczenia, dźwięki wychodzą nieco przytłumione[muffled. &lt;3&gt; po jakimś czasie, dźwięki stają[become się miękkie[softer, bardziej pełne, które jest wskazujący[indicate, że usta samo stają się miękkie, zmieniający[change swój kształt. 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96">
            <text:p>0823 <text:s/>122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`평평 자리`에 도착할 전에 이미 달려왔었다. &lt;2&gt; 이 번엔 미케가 가장 근처으로 온다. &lt;3&gt; 크로는 `평평 자리`에서 멈춰, 앉는다. 이 쪽을 보고 있다. (2) 잠시 마사지, 돌아가기, 먹이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97">
            <text:p>0823 <text:s/>1229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ة، السادس من آب.</text:p>
          </table:table-cell>
          <table:table-cell table:style-name="ce22" office:value-type="string">
            <text:p>aaba[sierpien`</text:p>
          </table:table-cell>
          <table:table-cell table:style-name="ce22" office:value-type="string">
            <text:p>it was friday, the sixth of august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97">
            <text:p>0823 <text:s/>1229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ششم ماه مرداد. اوت.</text:p>
          </table:table-cell>
          <table:table-cell table:style-name="ce22" office:value-type="string">
            <text:p>mordaad / uwt[august</text:p>
          </table:table-cell>
          <table: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97">
            <text:p>0823 <text:s/>1229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7">
            <text:p>7</text:p>
          </table:table-cell>
          <table:table-cell table:style-name="ce6"/>
          <table:table-cell table:style-name="ce9" office:value-type="string">
            <text:p>a-2-96</text:p>
          </table:table-cell>
          <table:table-cell table:style-name="ce19" office:value-type="string">
            <text:p>ماذا. ما؟ / ما أشتري؟ / ماذا أنا أشتريت؟ / ماذا <text:s/>/ أحتاج لشراء؟ / أحتاج لشراء؟ ما أريد شراء؟ <text:s/>/ ماذا أريد أن أشتري؟</text:p>
          </table:table-cell>
          <table:table-cell table:style-name="ce22" office:value-type="string">
            <text:p>uriydu[i-want / an / ash'tari'ya</text:p>
          </table:table-cell>
          <table:table-cell table:style-name="ce22" office:value-type="string">
            <text:p>what? / what do I buy? / what did I buy? / what do I need to buy? / what do I want to buy? / 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97">
            <text:p>0823 <text:s/>1229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34">
            <text:p>34</text:p>
          </table:table-cell>
          <table:table-cell table:style-name="ce3" table:formula="of:=[.B34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дея'тельность исследова'тельская : вопро'с, над которым я рабо'тал вчера. (1) о смежным[residue классе. &lt;1&gt; подгруппа Н группы Г. &lt;2&gt; элеме'нт а группы Г, которы не являющийся элементом подгрупы Н. &lt;3&gt; смежный класс, которы состоящий[composed из элемента а и подгрупы Н. (аН) &lt;4&gt; пересече'ние[intersection аН и Н ---&gt; это пусто'е[empty?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98">
            <text:p>0823 <text:s/>1229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8T08:44:50.65">
            <text:p>0808</text:p>
          </table:table-cell>
          <table:table-cell table:style-name="ce9" office:value-type="string">
            <text:p>v-1-97</text:p>
          </table:table-cell>
          <table:table-cell table:style-name="ce19" office:value-type="string">
            <text:p>thương tật. cào. chạm đến. tôi bị thương. <text:s/>/ điều trị. cho phép. đối xử. lau đi. lau vết thương. / đánh. khăn. đắp <text:s/>khăn. đắp khăn lên vết thương.</text:p>
          </table:table-cell>
          <table:table-cell table:style-name="ce22" office:value-type="string" table:number-columns-spanned="2" table:number-rows-spanned="1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98">
            <text:p>0823 <text:s/>122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미케만. (1) 내려오지는 않다. &lt;2&gt; 잡고 내린다. <text:s/>(2) 고체까지 준 후 서 쪽으로 가려고 생각해 미케를 떠나 공원 입출구로 가려 한다. &lt;2&gt; 그러자 미케가 울리면서 옹벽 위로 보도 쪽으로 오려 한다. &lt;3&gt; 그래서 가는 걸 그만두고 원래 위치로 돌아갔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99">
            <text:p>0823 <text:s/>122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a sobota, siódmy sierpnia, pierwszy tydzień, ósmy miesiąc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99">
            <text:p>0823 <text:s/>122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około trzech taktów. &lt;2&gt; na papierze, napisałem także, wraz z notatkami, wykres dla głośności. &lt;3&gt; jak dla aspektu technicznego, melodia ma, tak zwane, `stukanie palcem`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99">
            <text:p>0823 <text:s/>1229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5">
            <text:p>5</text:p>
          </table:table-cell>
          <table:table-cell table:style-name="ce6"/>
          <table:table-cell table:style-name="ce9" office:value-type="string">
            <text:p>a-1-98</text:p>
          </table:table-cell>
          <table:table-cell table:style-name="ce19" office:value-type="string">
            <text:p>متجر. محل. سوبر ماركت. / أذهب إلى المتجر. / اسم. اسم المتجر. / كم مرة. غالبا.</text:p>
          </table:table-cell>
          <table:table-cell table:style-name="ce22" office:value-type="string" table:number-columns-spanned="2" table:number-rows-spanned="1">
            <text:p>mat'dharon[store mah^alon[shop suubar maarket[supermarket / adz'habu[go mat'dhari[store / ismu[name / kam maratan[how-often ghaaliban[mostly / tadzahabu[go AAdata[habits</text:p>
          </table:table-cell>
          <table:covered-table-cell table:style-name="ce22"/>
          <table:table-cell table:style-name="ce22" office:value-type="string" table:number-columns-spanned="3" table:number-rows-spanned="1">
            <text:p>shop. store. supermarket. / I go to the store. / name. the name of the store. / how often. often. how often do you go?</text:p>
          </table:table-cell>
          <table:covered-table-cell table:number-columns-repeated="2" table:style-name="Default"/>
          <table:table-cell table:style-name="ce22" table:number-columns-spanned="3" table:number-rows-spanned="1"/>
          <table:covered-table-cell table:number-columns-repeated="2" table:style-name="Default"/>
          <table:table-cell table:style-name="ce7" table:formula="of:=NOW()" office:value-type="date" office:date-value="2021-08-23T12:29:16.99">
            <text:p>0823 <text:s/>1229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6">
            <text:p>6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كان يوم السبت، السابع من آب.</text:p>
          </table:table-cell>
          <table:table-cell table:style-name="ce22"/>
          <table:table-cell table:style-name="ce22" office:value-type="string">
            <text:p>it was saturday, the seventh of august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6.99">
            <text:p>0823 <text:s/>122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هفتم ماه مرداد.</text:p>
          </table:table-cell>
          <table:table-cell table:style-name="ce22" table:number-columns-repeated="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7">
            <text:p>0823 <text:s/>122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кольцо'[ring. у него есть два вида[kind операций. &lt;1&gt; <text:s/>сложение и умножение. &lt;2&gt; сложение имеет[have нейтральный элементы и обратный элементы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7">
            <text:p>0823 <text:s/>122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43">
            <text:p>4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9T09:00:59.85">
            <text:p>0809</text:p>
          </table:table-cell>
          <table:table-cell table:style-name="ce9" office:value-type="string">
            <text:p>v-1-99</text:p>
          </table:table-cell>
          <table:table-cell table:style-name="ce19" office:value-type="string">
            <text:p>thở. vách ngăn. cảm xúc. / tôi khó thở. tôi không có thể thở. / ngực. nỗi đau. ngực đau. đau ngực. / dạ dày. tôi bị đau bao tử. tôi bị đau dạ dày.</text:p>
          </table:table-cell>
          <table:table-cell table:style-name="ce22" office:value-type="string" table:number-columns-spanned="2" table:number-rows-spanned="1">
            <text:p>呼吸。苦しい。感じる。 / 呼吸が苦しい。 / 胸。痛い。胸が痛い。 / 腹。腹が痛い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7">
            <text:p>0823 <text:s/>1229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44">
            <text:p>44</text:p>
          </table:table-cell>
          <table:table-cell table:style-name="ce3" table:formula="of:=[.B4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계단 아래에 온 무렵엔 미케의 울음소리가 들려 있었다. (2) 옹벽에 도착하면, 돌출 옆에서는 미케만 있다. 내리오지는 않다. &lt;2&gt; 미케를 잡고 내려고 한다. &lt;3&gt; 그 때 크로가 돌출 뒤에서 나온다. &lt;4&gt; 미케를 내렸던 후 크로도 잡고 내렸다. (2) 자녀 동반의 갱이 근처까지 왔다. &lt;2&gt; 아마도 매미의 탈피하는 모습을 찾고 있는 것이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3T12:29:17.01">
            <text:p>0823 <text:s/>122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ósmy sierpnia, pierwszy tydzień, ósmy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kan` i `dai-kan`. &lt;2&gt; jak dla <text:s/>`dai-kan`-u, dziury, na które dmuchałem, to były pierwszy i drugi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kiedy dmucham `dai-kan` nuty, czuję, że dźwięki, tj, dźwięki `dai-kan`-u, mają jakość, która jest w jaki sposób związana[related z niebem. nie z ziemi. (3) jak dla dźwięki w zakresie[range `ro`, z drugiej strony, rzeczywiście, należą do ziemi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ثامن من آب، الأسبوع الأول، <text:s/>الشهر الثامن.</text:p>
          </table:table-cell>
          <table:table-cell table:style-name="ce22" office:value-type="string">
            <text:p>al'usbuA[week al'awala[first / a'shaharu[month</text:p>
          </table:table-cell>
          <table:table-cell table:style-name="ce22" office:value-type="string">
            <text:p>it was sunday, the eigth of august, the first week, the eight month.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هشتم ماه مرداد، هفته اول، ماه هشتم.</text:p>
          </table:table-cell>
          <table:table-cell table:style-name="ce22" office:value-type="string">
            <text:p>hafte[week / aval[first</text:p>
          </table:table-cell>
          <table: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8">
            <text:p>8</text:p>
          </table:table-cell>
          <table:table-cell table:style-name="ce6"/>
          <table:table-cell table:style-name="ce9" office:value-type="string">
            <text:p>a-2-100</text:p>
          </table:table-cell>
          <table:table-cell table:style-name="ce19" office:value-type="string">
            <text:p>غالبا. كم مرة؟ / <text:s/>اذهب. هل تذهب؟ أنت / <text:s/>انا اذهب. انا اذهب إلى المحل. / أذهب إلى المتجر كثيرًا.</text:p>
          </table:table-cell>
          <table:table-cell table:style-name="ce22" office:value-type="string" table:number-columns-spanned="2" table:number-rows-spanned="1">
            <text:p>GAAliba[mostly / adh'hab[go / hal[do-you / tadh'habu / an[you / ana adh'hab[i-go / kathiyran[often</text:p>
          </table:table-cell>
          <table:covered-table-cell table:style-name="ce10"/>
          <table:table-cell table:style-name="ce10" office:value-type="string" table:number-columns-spanned="2" table:number-rows-spanned="1">
            <text:p>often. how often? / go. do you go? you. / I go. I go to the shop. I go to the shop often.</text:p>
          </table:table-cell>
          <table:covered-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1">
            <text:p>51</text:p>
          </table:table-cell>
          <table:table-cell table:style-name="ce3" table:formula="of:=[.B51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определение[definition. по определению, кольцо, в операции умножения, не имеет нейтрального элемента, ни обратного элемента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10">
            <text:p>10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коли'чество[quantity элементов в множество. это, по-английски, называется "order" этого множества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53">
            <text:p>5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0T10:02:49.39">
            <text:p>0810</text:p>
          </table:table-cell>
          <table:table-cell table:style-name="ce9" office:value-type="string">
            <text:p>v-1-101</text:p>
          </table:table-cell>
          <table:table-cell table:style-name="ce19" office:value-type="string">
            <text:p>chải. gầu múc. nước. / tay. cánh tay. có. / có một bàn chải. có một cái gầu múc. / đưa vào. thêm nước. cho nước vào xô. đưa vào nước vào xô.</text:p>
          </table:table-cell>
          <table:table-cell table:style-name="ce22" office:value-type="string" table:number-columns-spanned="2" table:number-rows-spanned="1">
            <text:p>ブラシ。バケツ。水。/ 手。腕。持つ。/ ブラシを持つ。バケツを持つ。/ 入れる。水を入れる。水をバケツに入れる</text:p>
          </table:table-cell>
          <table:covered-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4">
            <text:p>54</text:p>
          </table:table-cell>
          <table:table-cell table:style-name="ce3" table:formula="of:=[.B5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미케는 옹벽 위에서는 아니라, 남 쪽 입출구의 통하는 돌계단의 서 쪽에서 나왔다. (2) 크로는 옹벽 위에. &lt;2&gt; 곧 내려오지는 않다. 내가 잡고 내렸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ziewiąty sierpnia, drugi tydzień, ósmy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agrałem melodię. &lt;2&gt; po pierwszy raz, zagrałem jedną melodię pani Tatara. &lt;3&gt; tytuł, to jest `ju-u-ka-ri`. &lt;4&gt; ta melodia używa nut `kan`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odkrycie dotyczący notatek `kan`. &lt;2&gt; warga dolna. kiedy wydmuchasz `kan`, przesuwasz wargi dolnej w dół, bardziej w dół niż nutatek `ro`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ثنين، التاسع من آب، الأسبوع الثاني، الشهر الثامن.</text:p>
          </table:table-cell>
          <table:table-cell table:style-name="ce22" office:value-type="string">
            <text:p>a'shaharu[month / a'thaaminu[eighth</text:p>
          </table:table-cell>
          <table:table-cell table:style-name="ce22" office:value-type="string">
            <text:p>it was monday, the ninth of august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دوشنبه بود، نهم ماه مرداد، هفته دوم، <text:s/>ماه هشتم.</text:p>
          </table:table-cell>
          <table:table-cell table:style-name="ce22" office:value-type="string">
            <text:p>nohom[ninth / dovom[second</text:p>
          </table:table-cell>
          <table: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بالأمس، انا اذهب إلى المحل.</text:p>
          </table:table-cell>
          <table:table-cell table:style-name="ce22" office:value-type="string">
            <text:p>adh'hab[go / iilaa'l'mah^ari</text:p>
          </table:table-cell>
          <table:table-cell table:style-name="ce22"/>
          <table:table-cell table:style-name="ce25" office:value-type="string" table:number-columns-spanned="2" table:number-rows-spanned="1">
            <text:p>yesterday, I went to the shop</text:p>
          </table:table-cell>
          <table:covered-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транспозиция. квадра'т само'&lt;a&gt;го, это равен[is-equal-to само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2">
            <text:p>6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2T11:18:13.36">
            <text:p>0812</text:p>
          </table:table-cell>
          <table:table-cell table:style-name="ce9" office:value-type="string">
            <text:p>kh-1</text:p>
          </table:table-cell>
          <table:table-cell table:style-name="ce19" office:value-type="string">
            <text:p>-</text:p>
          </table:table-cell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`평평 자리`의 좀 앞으로 도달할 무렵 크로, 그리고 곧 이어 미케가 달려왔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64">
            <text:p>64</text:p>
          </table:table-cell>
          <table:table-cell table:style-name="ce3" table:formula="of:=[.B64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크로의 몸. 체모가 곳곳 젖어있다. &lt;2&gt; 냄새를 맡아 봤지만, 소변이 아닌 것 같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jedenasty sierpnia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66">
            <text:p>66</text:p>
          </table:table-cell>
          <table:table-cell table:style-name="ce3" table:formula="of:=[.B66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bez kompozycji. &lt;2&gt; bez grania melodii. (2) tylko, ćwiczenie wydmuchania. dźięki `kan`-u. &lt;2&gt; w górę do siódmej dziury. (3) dziury szósta i siódma. `kan` wychodził płynnie. ciało fleta dobdze rezonuje. &lt;2&gt; jasny dźwięk. nie stłumiony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ربعاء، الحادي عشر من آب، الأسبوع الثاني، الشهر الثامن.</text:p>
          </table:table-cell>
          <table:table-cell table:style-name="ce22"/>
          <table:table-cell table:style-name="ce22" office:value-type="string">
            <text:p>it was wednesday, the eleventh of august, the second week, the eigh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يازدهم ماه مرداد، هفته دوم، ماه هشتم</text:p>
          </table:table-cell>
          <table:table-cell table:style-name="ce22" office:value-type="string">
            <text:p>yaaz'dahom(?) / mordaad[august / <text:s/>hafte[week</text:p>
          </table:table-cell>
          <table: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как читать обозначения[notation перестановки[permutation. &lt;1&gt; например, давайте имеет, здесь[here, обозначим [3241]. &lt;2&gt; 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9">
            <text:p>9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&lt;2&gt; первая буква[letter слева[from-left, это 3. &lt;3&gt; это буква `3` означает[mean, что первая буква в целевой[target строке[string, вы перемещаете[move эту букву на третье место в последней[last строке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3T09:16:37.44">
            <text:p>0813</text:p>
          </table:table-cell>
          <table:table-cell table:style-name="ce9" office:value-type="string">
            <text:p>v-1-103</text:p>
          </table:table-cell>
          <table:table-cell table:style-name="ce19" office:value-type="string">
            <text:p>xẻng. muỗng xúc. bê tông. / đổ bê tông bằng xẻng. / với một cái xẻng, <text:s/>hãy đi ra ngoài. / vui lòng, làm ơn, nhập vào đây.</text:p>
          </table:table-cell>
          <table:table-cell table:style-name="ce22" office:value-type="string" table:number-columns-spanned="2" table:number-rows-spanned="1">
            <text:p>シャベル。スコップ。コンクリート。/ コンクリートを、シャベルで、入れる。/ シャベルで、外へ出す。/ ここへ、入れてください。</text:p>
          </table:table-cell>
          <table:covered-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, 그리고 미케가 내려왔다. (2) 아이들. 공워을 남북으로 지나는 통로. 그 통로의 북끝 근처에서 아이들이 놀고 있었다. &lt;2&gt; 그래서 두 마리를 촉구하고 옹벽의 정위치으로 돌아갔다. &lt;3&gt; 그 정위치에서 마사지를 했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czwartek, dwunasty sierpnia, drugi tydzień, ósmy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 (2) ćwiczenie dla `kan`-u i `dai-kan`-u. (3) ruch przejściowy, od drugiej dziury w zakresie `kan`-u, do szóstej w zakresie `ro`, i na odwrót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75">
            <text:p>75</text:p>
          </table:table-cell>
          <table:table-cell table:style-name="ce3" table:formula="of:=[.B75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группа симметрии тетра'эдра. &lt;2&gt; сама группа не коммутативна &lt;3&gt; но, подгруппа может быть коммутативной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6">
            <text:p>6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проекция, которая отображает множество М в саму М. &lt;2&gt; здесь, `отображает` значит, что область определения и область значений, это два дмена идентичны друг с другу. &lt;3&gt; это проекция не говорит, что эта отображает кажды елемент <text:s/>с собой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خميس، الثاني عشر من آب، الأسبوع الثاني، الشهر الثامن.</text:p>
          </table:table-cell>
          <table:table-cell table:style-name="ce22"/>
          <table:table-cell table:style-name="ce22" office:value-type="string">
            <text:p>it was thursday, the twelfth of august, the second week, the eigh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پنجشنبه بود، دوازدهم ماه مرداد، هفته دوم، ماه هشتم</text:p>
          </table:table-cell>
          <table:table-cell table:style-name="ce22" office:value-type="string">
            <text:p>davooz'dahom[twelfth</text:p>
          </table:table-cell>
          <table: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9">
            <text:p>7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4T09:25:14.87">
            <text:p>0814</text:p>
          </table:table-cell>
          <table:table-cell table:style-name="ce9" office:value-type="string">
            <text:p>kh-1</text:p>
          </table:table-cell>
          <table:table-cell table:style-name="ce19" office:value-type="string">
            <text:p>-</text:p>
          </table:table-cell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80">
            <text:p>80</text:p>
          </table:table-cell>
          <table:table-cell table:style-name="ce3" table:formula="of:=[.B8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계단 근처의 옹벽에. &lt;2&gt; 내가 계단을 지날 때 크로의 울음소리가 들려왔다. &lt;3&gt; 크로가 지상에 오기를 기다리고 마사지. &lt;4&gt; 비가 내리기 시작하고 있었기 때문에 곧 크로를 안아하고 옹벽으로. 미케도 울리기 시작했었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trzynasty sierpnia, drugi tydzień, ósmy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bez kompozycji, bez grania melodii. (2) dźwięki `kan`-u na dziurach, od pierwszego do siódmego. (3) przejście od drugiego w zakresie `kan`-u do szóstego w zakresie `ro`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ة، الثالث عشر من آب، الأسبوع الثاني، الشهر الثامن.</text:p>
          </table:table-cell>
          <table:table-cell table:style-name="ce22"/>
          <table:table-cell table:style-name="ce22" office:value-type="string">
            <text:p>it was friday, the thirteenth of august, the second week, the eigh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سيزدهم ماه مرداد، هفته دوم، ماه هشتم.</text:p>
          </table:table-cell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я : (1) смежный[residual класс. это множество[set не имеет нейтрального элемента. (2) доказательство[proof : базовая подгруппа Н имеет нейтрального элемента е. &lt;2&gt; когда репрезентативный элемент а заставлен[make действовать[act по Н, е становится[become ае=а. &lt;3&gt; следовательно[therefore, аН не имеет в себе е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8">
            <text:p>8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1) 어떤 책을 읽고 있다. &lt;2&gt; 제목은 `한국과 <text:s/>기독교` 이다. (2) 알게 된 것 : &lt;1&gt; 해방 직후의 시절, 기독교인들의 인구 비율은 약 0.5 퍼센트. &lt;2&gt; 현제, 약 30 퍼센트. (3) 현제 이른바 `메가 교회` 가 존재. &lt;2&gt; 목사 개인이 누구인지에 따라 자신이 어떤 교회에 속할지 걸정한다. (4) 이른바 `현세 이익` 을 긍정적하다. &lt;2&gt; 희망은 더 구체적인 편이 좋다. 그렇게 조언할 것이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5T10:05:24.2">
            <text:p>0815</text:p>
          </table:table-cell>
          <table:table-cell table:style-name="ce9" office:value-type="string">
            <text:p>v-1-106</text:p>
          </table:table-cell>
          <table:table-cell table:style-name="ce19" office:value-type="string">
            <text:p>nước đá. mát mẻ. lạnh lẽo. làm mát bằng nước. / đặt. cái cổ. đeo nó vào cổ của bạn. đeo nước đá vào cổ của bạn.</text:p>
          </table:table-cell>
          <table:table-cell table:style-name="ce22" office:value-type="string" table:number-columns-spanned="2" table:number-rows-spanned="1">
            <text:p>氷。冷やす。冷たい。水で冷やす。 / 置く。首。首に置く。首に氷を置く。</text:p>
          </table:table-cell>
          <table:covered-table-cell table:style-name="ce22" office:value-type="string">
            <text:p>氷。冷やす。冷たい。水で冷やす。 / 置く。首。首に置く。首に氷を置く。</text:p>
          </table:covered-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비가 내리고 있었다. (2) 내가 옹벽에 도착하면, 크로가 울타리 안에서 나왔다. &lt;2&gt; 몸이 곳곳 젖어있다. &lt;3&gt; 급하게, 우산을 크로 위로 끼얹었다. (3) 미케도 바로 나왔다. (4) 미케는 고체를 먹은 후 울타리 안으로 돌아갔다. &lt;2&gt; 크로는 이 쪽을 보고 있다. &lt;3&gt; 크로를 잡고 지상에 내렀다. &lt;4&gt; 잠시 마사지. 그리고 크로를 안아하고 잠시 만지면서 서 있었다. &lt;5&gt; 크로는 몸의 힘을 빼고 내 가슴 위에서 누워있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4) 잠시 후 크로를 옹벽 위로 올렸다. &lt;2&gt; 크로는 오벽 위에서 고체의 나머지를 찾고 있다. &lt;3&gt; 나는 서둘로 가방에서 고체의 봉지를 꺼내려고 한다. &lt;4&gt; 봉지의 입을 열었다 무렵, 크로는 갑자기 움직이고 보도 쪽으로 이동했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czternasty sierpnia, drugi tydzień, ósmy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. &lt;1&gt; `kan`-y na dziurze od piątego do siódmego. &lt;2&gt; wczoraj, te dźwięki wychodzili jasne. &lt;3&gt; to wydaje się, że mięśnie usta mogli utrzymać napięcie podczas wydmuchania dźwięków `kan`-u na tych dziurach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92">
            <text:p>92</text:p>
          </table:table-cell>
          <table:table-cell table:style-name="ce3" table:formula="of:=[.B92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سبت، الرابع عشر من آب، الأسبوع الثاني، الشهر الثامن.</text:p>
          </table:table-cell>
          <table:table-cell table:style-name="ce22"/>
          <table:table-cell table:style-name="ce22" office:value-type="string">
            <text:p>it was saturday, the fourteenth of august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چهاردهم ماه مرداد، هفته دوم، ماه هشتم.</text:p>
          </table:table-cell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شيء. أشياء. / أشتري. / في المتجر. / أشياء أشتريها. / أشياء التي أشتري.</text:p>
          </table:table-cell>
          <table:table-cell table:style-name="ce22" office:value-type="string">
            <text:p>alatiy[that</text:p>
          </table:table-cell>
          <table:table-cell table:style-name="ce22" office:value-type="string">
            <text:p>thing. things / I buy / at the shop / things I buy. things, which I buy.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теорема : если подгруппа Н не соде'ржит[contain элемента а(м1), то Н также не содержет обратного элемента а, a^-1. 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10">
            <text:p>10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доказательство : &lt;1&gt; если Н имеет обратного, а^-1(ф1), потому что Н есть группа, а^-1 имеет его обратное, то есть, а(м2). &lt;2&gt; м2 противоре'&lt;i&gt;чит м1. &lt;3&gt; сле'довательно, ф1 то ло'жно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6T09:29:08.95">
            <text:p>0816</text:p>
          </table:table-cell>
          <table:table-cell table:style-name="ce9" office:value-type="string">
            <text:p>kh-1-104</text:p>
          </table:table-cell>
          <table:table-cell table:style-name="ce19" office:value-type="string">
            <text:p>-</text:p>
          </table:table-cell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옹벼에 도착한 무렵 크로가 나왔다. &lt;1&gt; 이어 미케도. &lt;2&gt; 모두 우산 아래 넣는다. &lt;3&gt; 페이스트, 고체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고체를 잠시 먹은 후 미게는 이 쪽을 보고있다. &lt;2&gt; 미케의 등, 두 견갑골 사이를 마사지. &lt;3&gt; 손가락의 아랫배를 사용해, 등뼈 위로 받음으로써, 왕래시켜, 각각 척추에 자극을 준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00">
            <text:p>100</text:p>
          </table:table-cell>
          <table:table-cell table:style-name="ce3" table:formula="of:=[.B100]+1" office:value-type="float" office:value="4">
            <text:p>4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9" office:value-type="string" table:number-columns-spanned="3" table:number-rows-spanned="1">
            <text:p>(3) 잠시 지난 후, 미케는 스스로 옆을 향한다. &lt;2&gt; 허리를 내 쪽으로 내민다. &lt;3&gt; 그래서 나는 미케의 허리를 마사지 한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5">
            <text:p>5</text:p>
          </table:table-cell>
          <table:table-cell table:style-name="ce6"/>
          <table:table-cell table:style-name="ce9" office:value-type="string">
            <text:p>k-4</text:p>
          </table:table-cell>
          <table:table-cell table:style-name="ce19" office:value-type="string" table:number-columns-spanned="3" table:number-rows-spanned="1">
            <text:p>(4) 미케가 울타리로 돌아갔던 후 크로는 먹는 걸 그만두고, 이 쪽을 가만히 보고있다. &lt;2&gt; 그래서 크로를 잡고, 안아하고, 어깨에 싣는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02">
            <text:p>102</text:p>
          </table:table-cell>
          <table:table-cell table:style-name="ce3" table:formula="of:=[.B102]+1" office:value-type="float" office:value="6">
            <text:p>6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nidziele, piątnasty sierpnia, drugi tydzień, ósmy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7">
            <text:p>7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nie napisałem na papierze. &lt;2&gt; użyłem dźwięków `kan`-u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خامس عشر من آب، الأسبوع الثاني، الشهر الثامن.</text:p>
          </table:table-cell>
          <table:table-cell table:style-name="ce22"/>
          <table:table-cell table:style-name="ce22" office:value-type="string">
            <text:p>it was sunday, the fifteenth of august, the second week, the eight month.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پانزدهم ماه مرداد، هفته دوم، ماه هشتم.</text:p>
          </table:table-cell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поря'док(м1)[order данной группы Г. это равен проду'кт порядо'ков подгруппы Н(м2) и показа'теля[index подгруппы Н(м3)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7">
            <text:p>10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9T09:45:35.86">
            <text:p>0819</text:p>
          </table:table-cell>
          <table:table-cell table:style-name="ce9" office:value-type="string">
            <text:p>v-1-107</text:p>
          </table:table-cell>
          <table:table-cell table:style-name="ce19" office:value-type="string">
            <text:p>nhiệt đọ. đắt tiền. nhiệt đọ hôm nay rất cao. / uống. cái gì đó dể uống. cái gì để uống. / ăn. món ăn. cái gì để ăn. </text:p>
          </table:table-cell>
          <table:table-cell table:style-name="ce22" office:value-type="string" table:number-columns-spanned="2" table:number-rows-spanned="1">
            <text:p>気温。高い。今日は、気温が高いです。/ 飲む。飲み物。食べる。食べ物。</text:p>
          </table:table-cell>
          <table:covered-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옹벽엔 미케만. &lt;2&gt; 계단 방향을 돌이켜보면, 고양이의 그림자가 한 개 `평평 자리` 근처에 있다. &lt;3&gt; 내가 그 그림자로 걷기 시작하면, 그 그림자, 득, 크로도 이쪽으로 움직이기 시작한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a środa, osiemnasty sierpnia, trzeci tydzień, ósmy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. na dziurze od piątego do siódmego, dźwięki wuchodzą jaśniej niż wcześniej. &lt;2&gt; także, kiedy wydmucham, staram się rozluźnić moją usta i wargi. (2) jak dla kształtu wargi górnej, w zakresie `ro` i zakresie `kan`-u. &lt;1&gt; czasami, wydaje się, że kształt jest taki sam w obu przypadkach. &lt;2&gt; ale, znowu czasami, w przypadku `kan`-u, to wydaje się, że musisz zaokrąglić wargę i podnieść to do góry, lekko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ربعاء، الثامس من آب، الأسبوع الثالث، الشهر الثامن.</text:p>
          </table:table-cell>
          <table:table-cell table:style-name="ce22"/>
          <table:table-cell table:style-name="ce22" office:value-type="string">
            <text:p>it was wednesday, the eighteenth of august, the third week, the eigh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2">
            <text:p>112</text:p>
          </table:table-cell>
          <table:table-cell table:style-name="ce3" table:formula="of:=[.B112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هفته سوم، ماه هشتم.</text:p>
          </table:table-cell>
          <table:table-cell table:style-name="ce22" office:value-type="string">
            <text:p>sevom[third</text:p>
          </table:table-cell>
          <table: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113">
            <text:p>113</text:p>
          </table:table-cell>
          <table:table-cell table:style-name="ce3" table:formula="of:=[.B113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شيء. أشياء. / أشتري. / في المحل. / أشياء أشتريها. / أشياء التي أشتريها.</text:p>
          </table:table-cell>
          <table:table-cell table:style-name="ce22"/>
          <table:table-cell table:style-name="ce22" office:value-type="string">
            <text:p>thing. things / I buy / at the shop / things I buy. things, which I buy.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14">
            <text:p>114</text:p>
          </table:table-cell>
          <table:table-cell table:style-name="ce3" table:formula="of:=[.B114]+1" office:value-type="float" office:value="8">
            <text:p>8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9" office:value-type="string">
            <text:p>أكل. / أنا آكل / هي تأكل / / نأكل / طعام / طبخ.</text:p>
          </table:table-cell>
          <table:table-cell table:style-name="ce22" office:value-type="string">
            <text:p>akala[food / aakulu[i-eat / ta'akulu[she-eats / t^apxun</text:p>
          </table:table-cell>
          <table:table-cell table:style-name="ce22" office:value-type="string">
            <text:p>eat / I eat / she eats / we eat / food / cooking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15">
            <text:p>115</text:p>
          </table:table-cell>
          <table:table-cell table:style-name="ce3" table:formula="of:=[.B115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множество Х и группа Г. &lt;1&gt; все элементы г в Г. де'йствуют[act на кажды элемент х в Х. &lt;2&gt; продукты гх генереруются. они элементы Х. &lt;3&gt; эти элементы называется орбитой елемента х, записывается как `Г(х)`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6">
            <text:p>116</text:p>
          </table:table-cell>
          <table:table-cell table:style-name="ce3" table:formula="of:=[.B116]+1" office:value-type="float" office:value="10">
            <text:p>10</text:p>
          </table:table-cell>
          <table:table-cell table:style-name="ce6"/>
          <table:table-cell table:style-name="ce9" office:value-type="string">
            <text:p>s-1</text:p>
          </table:table-cell>
          <table:table-cell table:style-name="ce19" office:value-type="string" table:number-columns-spanned="3" table:number-rows-spanned="1">
            <text:p>un grupo G y un conjunto X. &lt;1&gt; un elemento en G actúa sobre un elemento en X. <text:s/>&lt;2&gt; cuando el producto generado, gx, es igual a x, se recolectan todos esos g se llama, subgrupo estabilizador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17]+1" office:value-type="float" office:value="11">
            <text:p>11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범죄즉결령[犯罪即決令은 일제의 조선총독부가 제정[制定한 법규[法規이다. 제정년은 그레고리오 력 1910년이다. &lt;2&gt; 1911년부터 1916년의 5 년간 총 형벌. 그 총수의 절반이 태형(笞刑. 매질) 이었다. (조경달 趙景達 2013:7)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0T08:43:31.18">
            <text:p>0820</text:p>
          </table:table-cell>
          <table:table-cell table:style-name="ce9" office:value-type="string">
            <text:p>kh-1</text:p>
          </table:table-cell>
          <table:table-cell table:style-name="ce19" office:value-type="string">
            <text:p>-</text:p>
          </table:table-cell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19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내렸다. 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120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읽고 있는 책에서 : &lt;1&gt; `농민병사의 편지` 라는 제목의 책을 지금 읽고 있다. (2) 일본 아와테현의 어느 마을. &lt;2&gt; 이 마을에서 일본 군대에 들어갔던 마을 사람들이 자신들의 선생님 앞으로 쓴 편지. &lt;3&gt; 그들 편지를 이 선생이 자신의 집에 보관하고 있었다. &lt;4&gt; 선생이 사망 하신 뒤, 이 책의 편집자들이 유족 사람들에게서 이 편지들을 보여 주어, 허다한 편지들 중에서 일부를 선택해, 정렬해, 책 모양으로 한 것. &lt;5&gt; 그가 이 책이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21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czwartek, dziewiętnasty sierpnia, trzeci tydzień, ósmy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/>
          <table:table-cell table:style-name="ce3" table:formula="of:=[.B122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&lt;2&gt; raczej, gra wolna. &lt;3&gt; dźwięki `kan`-u na dziurze od pierwszego do piątego. &lt;4&gt; te notatki, mogłem wydmuchać łatwiejsze. &lt;5&gt; więc, zamiast dyskretnie wydmuchać każdy dźwięk, grałem podobne-do-fraz sekwencje, która składające się z trzech do pięciu nut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/>
          <table:table-cell table:style-name="ce3" table:formula="of:=[.B123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خميس، التاسع عشر من آب، الأسبوع الثالث، الشهر الثامن.</text:p>
          </table:table-cell>
          <table:table-cell table:style-name="ce22"/>
          <table:table-cell table:style-name="ce22" office:value-type="string">
            <text:p>it was thursday, the ninteenth of august, the third week, the eigh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table:formula="of:=[.B124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پنجشنبه بود، نوزدهم ماه مرداد، هفته سوم، ماه هشتم. </text:p>
          </table:table-cell>
          <table:table-cell table:style-name="ce22" office:value-type="string">
            <text:p>sevom[third</text:p>
          </table:table-cell>
          <table: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125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أنا آكل اليوم / هي أكلت / هي أكلت بالأمس / هي سوف تأكل / سيأكلون غدًا.</text:p>
          </table:table-cell>
          <table:table-cell table:style-name="ce22" office:value-type="string">
            <text:p>akulu'l'yawmi[eat-today / hiy-akaluta[she-ate / akalat[ate / bi'l'amsi / hiya-sowfa[will-takulu / saya'a[they-will~kuluwna / Gadan</text:p>
          </table:table-cell>
          <table:table-cell table:style-name="ce22" office:value-type="string">
            <text:p>I eat today / she ate / she ate yesterday / she will eat / they will eat tomorrow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126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слова -плотное-, в матемике, означает что, &lt;1&gt; в опеделенном пространстве, взять определенное количество. &lt;2&gt; если вы мо'жете найти' друго'е число' ближе к этому первому числу, то это пространство называется -пло'тным-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27]+1" office:value-type="float" office:value="10">
            <text:p>10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9" office:value-type="string" table:number-columns-spanned="3" table:number-rows-spanned="1">
            <text:p>南京大屠杀。（1）西元1937年发生。&lt;2&gt;当时，日军正在进攻南京城市。&lt;3&gt; 该城市，中方的保卫军队，就是国民政府的军队。&lt;4&gt; 该军队，司令官是唐生智。&lt;5&gt; 南京市，当时是国民政府的一座首都城市。 </text:p>
          </table:table-cell>
          <table:covered-table-cell table:number-columns-repeated="2" table:style-name="ce22"/>
          <table:table-cell table:style-name="ce25" office:value-type="string">
            <text:p><text:a xlink:href="https://zh.wikipedia.org/wiki/南京大屠殺#事件">https://zh.wikipedia.org/wiki/南京大屠殺#事件</text:a></text:p>
          </table:table-cell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28]+1" office:value-type="float" office:value="11">
            <text:p>11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9" office:value-type="string" table:number-columns-spanned="3" table:number-rows-spanned="1">
            <text:p>（2） 以下，来写出一些进展的时间序列 &lt;1&gt; 12月8日：日军（m1）占领南京外围防御阵地。&lt;2&gt; 12日：m1：第6师团突入中华门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1T10:46:53.49">
            <text:p>0821</text:p>
          </table:table-cell>
          <table:table-cell table:style-name="ce9" office:value-type="string">
            <text:p>v-1-108</text:p>
          </table:table-cell>
          <table:table-cell table:style-name="ce19" office:value-type="string">
            <text:p>nóng / nhiệt đọ. / cao, thấp / nhiệt đọ là cao / tôi muốn / <text:s/>tôi cần / tôi muốn nhiệt đọ là thấp</text:p>
          </table:table-cell>
          <table:table-cell table:style-name="ce22" office:value-type="string" table:number-columns-spanned="2" table:number-rows-spanned="1">
            <text:p>hot / temperature / high, low / temperature is high / I want / I need / temperature is low / I want the temperature to be low.</text:p>
          </table:table-cell>
          <table:covered-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3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 (1) 크로는 내려오지 않다. &lt;2&gt; 미케만 마사지. &lt;3&gt; 잠시 후 다시 크로를 잡으려고 한다. 이 번엔 크로는 뒤로 물러서지 않다. 잡을 수 있었다. 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31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마사지. &lt;1&gt; 두 마리 모두 척추를 마사지 할 때 매우 기분이 좋다는 표정을 낸다. &lt;2&gt; 손가락을 척추에 대해 가로로 두고, 척추를 따라 상하 시킨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32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dwudziesty sierpnia, trzeci tydzień, ósmy miesiąc, lato. dzień, kiedy Trocki został napadnięty w Meksyku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133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b.k.b.m., tzn., bez kompozycji, bez melodii. (2) dźwięki `kan`-u. te na dziurze piątego i szóstego. te dźwięki wychodili jaśnie. &lt;2&gt; wydaje się, że moje wargi, mięśnie których, nabierają zdolności do pozostawania napiętym przez pewien czas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/>
          <table:table-cell table:style-name="ce3" table:formula="of:=[.B134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خميس، التاسع عشر من آب، الأسبوع الثالث، الشهر الثامن.</text:p>
          </table:table-cell>
          <table:table-cell table:style-name="ce22"/>
          <table:table-cell table:style-name="ce22" office:value-type="string">
            <text:p>it was friday, the twentieth of august, the third week, the eigh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135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<text:s/>اليوم الذي نجح فيه السوفيت الأول مرة في اختبار القنبلة الهيدروجينية. (1953)</text:p>
          </table:table-cell>
          <table:table-cell table:style-name="ce22" office:value-type="string">
            <text:p>al'ladziy[that / nadhah^a[succeed / fiy[in / suwfiy[soviets / al'awalu[first / axtibaaron[test / qunblati[bomb / al'haydruw'dhiyniyatu[hydrogen</text:p>
          </table:table-cell>
          <table:table-cell table:style-name="ce22" office:value-type="string">
            <text:p>the day when the soviets first succeeded in hydrogen bomb test. (1953)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table:formula="of:=[.B136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بيستم ماه مرداد، هفته سوم، ماه هشتم.</text:p>
          </table:table-cell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3"/>
          <table:table-cell table:style-name="ce3" table:formula="of:=[.B137]+1" office:value-type="float" office:value="9">
            <text:p>9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20" office:value-type="string">
            <text:p>آتش بس بين ايران و عراق</text:p>
          </table:table-cell>
          <table:table-cell table:style-name="ce23" office:value-type="string">
            <text:p>oetaash[fire / baas / beyn[between / Iraaq</text:p>
          </table:table-cell>
          <table:table-cell table:style-name="ce23" office:value-type="string">
            <text:p>ceasefire between iran and iraq.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38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формула, (n/(n+1)). значение кото'рой, никогда не будет, больше или равно, 1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39]+1" office:value-type="float" office:value="11">
            <text:p>11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в промежутке [a,b], b, это верхняя граница этого промежутка. &lt;2&gt; а также, максьмальное значение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40]+1" office:value-type="float" office:value="12">
            <text:p>12</text:p>
          </table:table-cell>
          <table:table-cell table:style-name="ce6"/>
          <table:table-cell table:style-name="ce9" office:value-type="string">
            <text:p>r-3</text:p>
          </table:table-cell>
          <table:table-cell table:style-name="ce19" office:value-type="string" table:number-columns-spanned="3" table:number-rows-spanned="1">
            <text:p>(3) с друго'й сторо'&lt;a&gt;ны, a, это нижняя граница, и минимальное значение в этом промежутке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2T10:02:52.09">
            <text:p>0822</text:p>
          </table:table-cell>
          <table:table-cell table:style-name="ce9" office:value-type="string">
            <text:p>kh-1-105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this / that / what? / who? / what is this? / what is that?</text:p>
          </table:table-cell>
          <table:covered-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42]+1" office:value-type="float" office:value="2">
            <text:p>2</text:p>
          </table:table-cell>
          <table:table-cell table:style-name="ce6"/>
          <table:table-cell table:style-name="ce9" office:value-type="string">
            <text:p>kh-2-109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here / there / I go / I go there / you go / you go there</text:p>
          </table:table-cell>
          <table:covered-table-cell table:style-name="ce22" office:value-type="string">
            <text:p>here / there / I go / I go there / you go / you go there</text:p>
          </table:covered-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4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잡고 내렸다. (2) 척추 마사지. &lt;2&gt; 크로도 오랜만에 마사지 때 입을 잘게 움직이고있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4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공원의 상황 : 사람들이 불꽃놀이를 하고있다. &lt;2&gt; 가족 동반. 작은 아이들. &lt;3&gt; 먹이주기가 종료해, 자전거를 타고, 공원의 북쪽 도로를 달리고있으면, 큰 소리가 일으고 되돌아보면 발사 불꽃놀이가 하나 빛나고있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4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wudziesty pierwszy sierpnia, trzeci tydzień, ósmy ty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4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, na dziurze piątego i szóstego. wargi, zwłaszcza warga dolna, może utrzymać[keep kształt dla dźwięku `kan`-u, łatwiej[easier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/>
          <table:table-cell table:style-name="ce3" table:formula="of:=[.B147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myśli na muzyce shino : (1) szybkie fragmenty. czuję zero interes. &lt;2&gt; melodia, fragment, z zaledwie[just kilkach nutach, to jest wystarczająco[enough piękna. &lt;3&gt; nie tylko estetycznie, ale także, fizjologicznie. &lt;4&gt; Po usłyszeniu tych dźwięków `kan`-u, moja głowa czuje lżejsza[lighter. &lt;5&gt; jakby został umyty[wash świeżą[fresh wodą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/>
          <table:table-cell table:style-name="ce3" table:formula="of:=[.B148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1" office:value-type="string">
            <text:p>كان يوم السبت، الحادي وعشرين من آب، الأسبوع الثالث، الشهر الثامن.</text:p>
          </table:table-cell>
          <table:table-cell table:style-name="ce24"/>
          <table:table-cell table:style-name="ce24" office:value-type="string">
            <text:p>it was saturday, the twenty-first of august, the third week, the eigh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3"/>
          <table:table-cell table:style-name="ce3" table:formula="of:=[.B149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1" office:value-type="string">
            <text:p>شنبه بود، بيست و يکم ماه مرداد، هفته سوم، ماه هشتم.</text:p>
          </table:table-cell>
          <table:table-cell table:style-name="ce24" office:value-type="string">
            <text:p>yekom[first</text:p>
          </table:table-cell>
          <table:table-cell table:style-name="ce24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150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1" office:value-type="string">
            <text:p>رجل يضرم النار في المسجد الأقصى. / الاسم الرجل هو روهان.</text:p>
          </table:table-cell>
          <table:table-cell table:style-name="ce24" office:value-type="string">
            <text:p>radhulu[man / ad^rama[set <text:s/>/ al'naar[fire / masdhidi[mosque / al'ism[name</text:p>
          </table:table-cell>
          <table:table-cell table:style-name="ce24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51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формула -х^3+х^2. углово'й коэффицие'нт э'того формулы, это -3х^2+2х. 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52]+1" office:value-type="float" office:value="12">
            <text:p>12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этот коэффициент становится нулю, где х равен две трети от один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3T10:15:08.06">
            <text:p>0823</text:p>
          </table:table-cell>
          <table:table-cell table:style-name="ce9" office:value-type="string">
            <text:p>v-1-24</text:p>
          </table:table-cell>
          <table:table-cell table:style-name="ce19" office:value-type="string">
            <text:p>chúng ta hôm nay có nhiều bê tông. / khi nào thì kết thúc? / đó là một ngày dài. / nó một chút nhiều hơn. / mất ba mươi phút nữa. / khoảng ba mươi phút. cần thiết.</text:p>
          </table:table-cell>
          <table:table-cell table:style-name="ce22" office:value-type="string" table:number-columns-spanned="2" table:number-rows-spanned="1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covered-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/>
          <table:table-cell table:style-name="ce3" table:formula="of:=[.B154]+1" office:value-type="float" office:value="2">
            <text:p>2</text:p>
          </table:table-cell>
          <table:table-cell table:style-name="ce6"/>
          <table:table-cell table:style-name="ce9" office:value-type="string">
            <text:p>v-2-22</text:p>
          </table:table-cell>
          <table:table-cell table:style-name="ce19" office:value-type="string">
            <text:p>cái tầng này là rộng. / cái bức tường đó là cao. / cái xô này là nặng. / mang một mình. / một mình. / mang dến. / mang theo một cái xô. / tự xách một cái thùng.</text:p>
          </table:table-cell>
          <table:table-cell table:style-name="ce22" office:value-type="string" table:number-columns-spanned="2" table:number-rows-spanned="1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covered-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15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미케만. (2) 마사지 뒤 미케를 올리고 페이스트를 주려고했을 때, 건너편 아파트 사람이 도로를 건너, 고원의 남쪽 입출구를 통해, 공원 내부에 들어왔다. &lt;2&gt; 나에게 먹이주기를 중지시키를 위해 경고하러 왔다라고 생각해, 미케를 떠나, 옹벽에서 떨어졌다. &lt;3&gt; 이 사람은, 보고 있으면, 입출구를 들어가 자마자 위치에서 뭔가를 던졌다. &lt;4&gt; 그리고, 이 사람은 아파트로 돌아갔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5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drugi sierpnia, trzeci tydzień, ósmy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5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agrałem melodię. skala jest arabska. Lub, perski. &lt;2&gt; Pod względem wysokości, sekwencja to, 1-2-4-5. 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58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metody ćwiczenia. &lt;1&gt; dla dźwięków `kan`-u. &lt;2&gt; na przykład, na dziurze szóstej. Wydmuchasz notę, i, ciągle dmuchasz przez chwilę, zachowując kształt warg. 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/>
          <table:table-cell table:style-name="ce3" table:formula="of:=[.B15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1" office:value-type="string">
            <text:p>كان يوم الاثنين، الثاني وعشرين من آب، الأسبوع الثالث، الشهر الثامن.</text:p>
          </table:table-cell>
          <table:table-cell table:style-name="ce24"/>
          <table:table-cell table:style-name="ce24" office:value-type="string">
            <text:p>it was monday, the twenty-second of august, the third week, the eigh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table:formula="of:=[.B16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بيست و دوم ماه مرداد، هفته سوم، ماه هشتم. </text:p>
          </table:table-cell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161]+1" office:value-type="float" office:value="9">
            <text:p>9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اليابان وكوريا توقعان معاهدة. / ضم كوريا من قبل اليابان.</text:p>
          </table:table-cell>
          <table:table-cell table:style-name="ce22" office:value-type="string">
            <text:p>jaabaan / tawaqi'AAni[sign / muwaa'hadata[treaty / d^anma[annexation / qibali</text:p>
          </table:table-cell>
          <table:table-cell table:style-name="ce22" office:value-type="string">
            <text:p>japan and korea sign a treaty.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162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дифференцируемая и непрерывная. &lt;2&gt; возможно, что определенная функция есть непрерывная, но не дифференцируемая. &lt;3&gt; С другой стороны, есль функция есть дифференцируемая, то также, есть непрерывная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23T12:29:12.66">
            <text:p>0823 <text:s/>1229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8-23T12:29:17.43">
            <text:p>0823 <text:s/>1229</text:p>
          </table:table-cell>
          <table:table-cell table:style-name="ce7" table:formula="of:=NOW()" office:value-type="date" office:date-value="2021-08-23T12:29:17.43">
            <text:p>0823 <text:s/>1229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8-23T12:29:17.43">
            <text:p>0823 <text:s/>1229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5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08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3">2021/08/23</text:date>, <text:time>12:29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8-23T12:29:15.28</dc:date>
    <dc:creator>iwabuchi ken</dc:creator>
    <meta:editing-duration>P6DT11H41M32S</meta:editing-duration>
    <meta:editing-cycles>972</meta:editing-cycles>
    <meta:generator>OpenOffice/4.1.3$Win32 OpenOffice.org_project/413m1$Build-9783</meta:generator>
    <meta:document-statistic meta:table-count="2" meta:cell-count="1704" meta:object-count="0"/>
  </office:meta>
</office:document-meta>
</file>